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Call Nature</text:p>
          </table:table-cell>
          <table:table-cell table:style-name="ce21" office:value-type="string">
            <text:p>Number of Calls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3" office:value-type="string">
            <text:p>Checking Building</text:p>
          </table:table-cell>
          <table:table-cell table:style-name="ce24" office:value-type="float" office:value="34838">
            <text:p>34,838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5" office:value-type="string">
            <text:p>Vehicle Stop</text:p>
          </table:table-cell>
          <table:table-cell table:style-name="ce24" office:value-type="float" office:value="25568">
            <text:p>25,568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5" office:value-type="string">
            <text:p>Busy on Investigation</text:p>
          </table:table-cell>
          <table:table-cell table:style-name="ce24" office:value-type="float" office:value="3989">
            <text:p>3,989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5" office:value-type="string">
            <text:p>See Complainant</text:p>
          </table:table-cell>
          <table:table-cell table:style-name="ce24" office:value-type="float" office:value="3101">
            <text:p>3,101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5" office:value-type="string">
            <text:p>Motorist Needs Assistance</text:p>
          </table:table-cell>
          <table:table-cell table:style-name="ce24" office:value-type="float" office:value="2858">
            <text:p>2,858</text:p>
          </table:table-cell>
        </table:table-row>
        <table:table-row table:style-name="ro2">
          <table:table-cell table:style-name="ce24" office:value-type="float" office:value="6">
            <text:p>6</text:p>
          </table:table-cell>
          <table:table-cell table:style-name="ce25" office:value-type="string">
            <text:p>Pick Up Paperwork</text:p>
          </table:table-cell>
          <table:table-cell table:style-name="ce24" office:value-type="float" office:value="2811">
            <text:p>2,811</text:p>
          </table:table-cell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27" office:value-type="string">
            <text:p>Suspicious Person</text:p>
          </table:table-cell>
          <table:table-cell table:style-name="ce24" office:value-type="float" office:value="1902">
            <text:p>1,902</text:p>
          </table:table-cell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23" office:value-type="string">
            <text:p>Execute Warrant</text:p>
          </table:table-cell>
          <table:table-cell table:style-name="ce24" office:value-type="float" office:value="1872">
            <text:p>1,872</text:p>
          </table:table-cell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27" office:value-type="string">
            <text:p>Foot Patrol</text:p>
          </table:table-cell>
          <table:table-cell table:style-name="ce24" office:value-type="float" office:value="1748">
            <text:p>1,748</text:p>
          </table:table-cell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ce23" office:value-type="string">
            <text:p>Traffic Detail</text:p>
          </table:table-cell>
          <table:table-cell table:style-name="ce24" office:value-type="float" office:value="1623">
            <text:p>1,6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